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1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14" style:family="paragraph" style:parent-style-name="Standard">
      <style:text-properties fo:font-weight="bold" officeooo:rsid="007f59a9" officeooo:paragraph-rsid="007f59a9" style:font-weight-asian="bold" style:font-weight-complex="bold"/>
    </style:style>
    <style:style style:name="P15" style:family="paragraph" style:parent-style-name="Standard">
      <style:text-properties fo:font-weight="bold" officeooo:rsid="0087fa52" officeooo:paragraph-rsid="0087fa52" style:font-weight-asian="bold" style:font-weight-complex="bold"/>
    </style:style>
    <style:style style:name="P16" style:family="paragraph" style:parent-style-name="Standard">
      <style:text-properties fo:font-weight="bold" officeooo:rsid="0089de9f" officeooo:paragraph-rsid="0089de9f" style:font-weight-asian="bold" style:font-weight-complex="bold"/>
    </style:style>
    <style:style style:name="P17" style:family="paragraph" style:parent-style-name="Standard">
      <style:text-properties fo:font-weight="bold" officeooo:rsid="008b537a" officeooo:paragraph-rsid="008b537a" style:font-weight-asian="bold" style:font-weight-complex="bold"/>
    </style:style>
    <style:style style:name="P18" style:family="paragraph" style:parent-style-name="Standard">
      <style:text-properties fo:font-weight="bold" officeooo:rsid="008b537a" officeooo:paragraph-rsid="008e6980" style:font-weight-asian="bold" style:font-weight-complex="bold"/>
    </style:style>
    <style:style style:name="P19" style:family="paragraph" style:parent-style-name="Standard">
      <style:text-properties fo:font-weight="bold" officeooo:rsid="008f7694" officeooo:paragraph-rsid="008f7694" style:font-weight-asian="bold" style:font-weight-complex="bold"/>
    </style:style>
    <style:style style:name="P20" style:family="paragraph" style:parent-style-name="Standard">
      <style:text-properties fo:font-weight="bold" officeooo:rsid="0092ba4b" officeooo:paragraph-rsid="0092ba4b" style:font-weight-asian="bold" style:font-weight-complex="bold"/>
    </style:style>
    <style:style style:name="P21" style:family="paragraph" style:parent-style-name="Standard">
      <style:text-properties fo:font-weight="bold" officeooo:rsid="00954b04" officeooo:paragraph-rsid="00954b04" style:font-weight-asian="bold" style:font-weight-complex="bold"/>
    </style:style>
    <style:style style:name="P22" style:family="paragraph" style:parent-style-name="Standard">
      <style:text-properties fo:font-weight="bold" officeooo:rsid="00bdcd54" officeooo:paragraph-rsid="00bdcd54" style:font-weight-asian="bold" style:font-weight-complex="bold"/>
    </style:style>
    <style:style style:name="P23" style:family="paragraph" style:parent-style-name="Standard">
      <style:text-properties fo:font-weight="bold" officeooo:rsid="00c90bb2" officeooo:paragraph-rsid="00c90bb2" style:font-weight-asian="bold" style:font-weight-complex="bold"/>
    </style:style>
    <style:style style:name="P24" style:family="paragraph" style:parent-style-name="Standard">
      <style:text-properties fo:font-weight="bold" officeooo:rsid="00cad8e0" officeooo:paragraph-rsid="00cad8e0" style:font-weight-asian="bold" style:font-weight-complex="bold"/>
    </style:style>
    <style:style style:name="P25" style:family="paragraph" style:parent-style-name="Standard">
      <style:text-properties fo:font-weight="bold" officeooo:rsid="00d0a4af" officeooo:paragraph-rsid="00d0a4af" style:font-weight-asian="bold" style:font-weight-complex="bold"/>
    </style:style>
    <style:style style:name="P26" style:family="paragraph" style:parent-style-name="Standard">
      <style:text-properties fo:font-weight="bold" officeooo:rsid="00d5dcf4" officeooo:paragraph-rsid="00d5dcf4" style:font-weight-asian="bold" style:font-weight-complex="bold"/>
    </style:style>
    <style:style style:name="P27" style:family="paragraph" style:parent-style-name="Standard">
      <style:text-properties fo:font-weight="bold" officeooo:rsid="00dd81e4" officeooo:paragraph-rsid="00dd81e4" style:font-weight-asian="bold" style:font-weight-complex="bold"/>
    </style:style>
    <style:style style:name="P28" style:family="paragraph" style:parent-style-name="Standard">
      <style:text-properties fo:font-weight="bold" officeooo:rsid="00def084" officeooo:paragraph-rsid="00def084" style:font-weight-asian="bold" style:font-weight-complex="bold"/>
    </style:style>
    <style:style style:name="P29" style:family="paragraph" style:parent-style-name="Standard">
      <style:text-properties officeooo:paragraph-rsid="003af234"/>
    </style:style>
    <style:style style:name="P30" style:family="paragraph" style:parent-style-name="Standard">
      <style:text-properties officeooo:rsid="001e0f7f" officeooo:paragraph-rsid="001e0f7f"/>
    </style:style>
    <style:style style:name="P31" style:family="paragraph" style:parent-style-name="Standard">
      <style:text-properties officeooo:rsid="0041536b" officeooo:paragraph-rsid="0041536b"/>
    </style:style>
    <style:style style:name="P32" style:family="paragraph" style:parent-style-name="Standard">
      <style:text-properties officeooo:paragraph-rsid="00463c01"/>
    </style:style>
    <style:style style:name="P33" style:family="paragraph" style:parent-style-name="Standard">
      <style:text-properties officeooo:rsid="00495f5d" officeooo:paragraph-rsid="00495f5d"/>
    </style:style>
    <style:style style:name="P34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35" style:family="paragraph" style:parent-style-name="Standard">
      <style:text-properties style:text-underline-style="solid" style:text-underline-type="double" style:text-underline-width="auto" style:text-underline-color="font-color" fo:font-weight="bold" officeooo:rsid="00944ae9" officeooo:paragraph-rsid="00944ae9" style:font-weight-asian="bold" style:font-weight-complex="bold"/>
    </style:style>
    <style:style style:name="P36" style:family="paragraph" style:parent-style-name="Standard">
      <style:text-properties officeooo:rsid="005a227c" officeooo:paragraph-rsid="005a227c"/>
    </style:style>
    <style:style style:name="P37" style:family="paragraph" style:parent-style-name="Standard">
      <style:text-properties officeooo:paragraph-rsid="00621166"/>
    </style:style>
    <style:style style:name="P38" style:family="paragraph" style:parent-style-name="Standard">
      <style:text-properties officeooo:paragraph-rsid="006bfa7e"/>
    </style:style>
    <style:style style:name="P39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40" style:family="paragraph" style:parent-style-name="Standard">
      <style:text-properties fo:font-weight="normal" officeooo:rsid="007ca1e4" officeooo:paragraph-rsid="007ca1e4" style:font-weight-asian="normal" style:font-weight-complex="normal"/>
    </style:style>
    <style:style style:name="P41" style:family="paragraph" style:parent-style-name="Standard">
      <style:text-properties fo:font-weight="normal" officeooo:rsid="0089de9f" officeooo:paragraph-rsid="0089de9f" style:font-weight-asian="normal" style:font-weight-complex="normal"/>
    </style:style>
    <style:style style:name="P42" style:family="paragraph" style:parent-style-name="Standard">
      <style:text-properties fo:font-weight="normal" officeooo:rsid="00944ae9" officeooo:paragraph-rsid="00944ae9" style:font-weight-asian="normal" style:font-weight-complex="normal"/>
    </style:style>
    <style:style style:name="P43" style:family="paragraph" style:parent-style-name="Standard">
      <style:text-properties fo:font-weight="normal" officeooo:rsid="00c90bb2" officeooo:paragraph-rsid="00c90bb2" style:font-weight-asian="normal" style:font-weight-complex="normal"/>
    </style:style>
    <style:style style:name="P44" style:family="paragraph" style:parent-style-name="Standard">
      <style:text-properties fo:font-weight="normal" officeooo:rsid="00cc9c8e" officeooo:paragraph-rsid="00cc9c8e" style:font-weight-asian="normal" style:font-weight-complex="normal"/>
    </style:style>
    <style:style style:name="P45" style:family="paragraph" style:parent-style-name="Standard">
      <style:text-properties officeooo:paragraph-rsid="007bd965"/>
    </style:style>
    <style:style style:name="P46" style:family="paragraph" style:parent-style-name="Standard">
      <style:text-properties officeooo:paragraph-rsid="0087888a"/>
    </style:style>
    <style:style style:name="P47" style:family="paragraph" style:parent-style-name="Standard">
      <style:text-properties officeooo:paragraph-rsid="00c7a608"/>
    </style:style>
    <style:style style:name="P48" style:family="paragraph" style:parent-style-name="Standard">
      <style:text-properties officeooo:paragraph-rsid="00cea200"/>
    </style:style>
    <style:style style:name="P49" style:family="paragraph" style:parent-style-name="Standard">
      <style:text-properties officeooo:paragraph-rsid="00d977fc"/>
    </style:style>
    <style:style style:name="P50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51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52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53" style:family="paragraph" style:parent-style-name="Standard" style:list-style-name="L5">
      <style:text-properties officeooo:rsid="001e0f7f" officeooo:paragraph-rsid="001e0f7f"/>
    </style:style>
    <style:style style:name="P54" style:family="paragraph" style:parent-style-name="Standard" style:list-style-name="L5">
      <style:text-properties officeooo:rsid="001e0f7f" officeooo:paragraph-rsid="003af234"/>
    </style:style>
    <style:style style:name="P55" style:family="paragraph" style:parent-style-name="Standard" style:list-style-name="L5">
      <style:text-properties officeooo:rsid="001e0f7f" officeooo:paragraph-rsid="003c9895"/>
    </style:style>
    <style:style style:name="P56" style:family="paragraph" style:parent-style-name="Standard" style:list-style-name="L5">
      <style:text-properties officeooo:rsid="00307005" officeooo:paragraph-rsid="00307005"/>
    </style:style>
    <style:style style:name="P57" style:family="paragraph" style:parent-style-name="Standard" style:list-style-name="L5">
      <style:text-properties officeooo:rsid="00307005" officeooo:paragraph-rsid="003c9895"/>
    </style:style>
    <style:style style:name="P58" style:family="paragraph" style:parent-style-name="Standard" style:list-style-name="L5">
      <style:text-properties officeooo:rsid="00309dfd" officeooo:paragraph-rsid="00309dfd"/>
    </style:style>
    <style:style style:name="P59" style:family="paragraph" style:parent-style-name="Standard" style:list-style-name="L6">
      <style:text-properties officeooo:rsid="003e7b6a" officeooo:paragraph-rsid="003e7b6a"/>
    </style:style>
    <style:style style:name="P60" style:family="paragraph" style:parent-style-name="Standard" style:list-style-name="L7">
      <style:text-properties officeooo:rsid="003e7b6a" officeooo:paragraph-rsid="003e7b6a"/>
    </style:style>
    <style:style style:name="P61" style:family="paragraph" style:parent-style-name="Standard" style:list-style-name="L8">
      <style:text-properties officeooo:rsid="0041536b" officeooo:paragraph-rsid="0041536b"/>
    </style:style>
    <style:style style:name="P62" style:family="paragraph" style:parent-style-name="Standard" style:list-style-name="L8">
      <style:text-properties officeooo:rsid="0041536b" officeooo:paragraph-rsid="00463c01"/>
    </style:style>
    <style:style style:name="P63" style:family="paragraph" style:parent-style-name="Standard" style:list-style-name="L8">
      <style:text-properties officeooo:rsid="0041536b" officeooo:paragraph-rsid="004778ed"/>
    </style:style>
    <style:style style:name="P64" style:family="paragraph" style:parent-style-name="Standard" style:list-style-name="L9">
      <style:text-properties officeooo:rsid="00495f5d" officeooo:paragraph-rsid="00495f5d"/>
    </style:style>
    <style:style style:name="P65" style:family="paragraph" style:parent-style-name="Standard" style:list-style-name="L10">
      <style:text-properties officeooo:rsid="00495f5d" officeooo:paragraph-rsid="00495f5d"/>
    </style:style>
    <style:style style:name="P66" style:family="paragraph" style:parent-style-name="Standard" style:list-style-name="L11">
      <style:text-properties officeooo:rsid="004e5c0f" officeooo:paragraph-rsid="004e5c0f"/>
    </style:style>
    <style:style style:name="P67" style:family="paragraph" style:parent-style-name="Standard" style:list-style-name="L11">
      <style:text-properties officeooo:rsid="004e5c0f" officeooo:paragraph-rsid="0056e97f"/>
    </style:style>
    <style:style style:name="P68" style:family="paragraph" style:parent-style-name="Standard" style:list-style-name="L11">
      <style:text-properties officeooo:rsid="004e5c0f" officeooo:paragraph-rsid="0057f8c5"/>
    </style:style>
    <style:style style:name="P69" style:family="paragraph" style:parent-style-name="Standard" style:list-style-name="L11">
      <style:text-properties officeooo:rsid="004e5c0f" officeooo:paragraph-rsid="0059356b"/>
    </style:style>
    <style:style style:name="P70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71" style:family="paragraph" style:parent-style-name="Standard">
      <style:text-properties fo:font-weight="bold" officeooo:rsid="00e25735" officeooo:paragraph-rsid="00e25735" style:font-weight-asian="bold" style:font-weight-complex="bold"/>
    </style:style>
    <style:style style:name="P72" style:family="paragraph" style:parent-style-name="Standard" style:list-style-name="L11">
      <style:text-properties officeooo:rsid="0059d63e" officeooo:paragraph-rsid="0059d63e"/>
    </style:style>
    <style:style style:name="P73" style:family="paragraph" style:parent-style-name="Standard" style:list-style-name="L12">
      <style:text-properties officeooo:rsid="005a227c" officeooo:paragraph-rsid="005a227c"/>
    </style:style>
    <style:style style:name="P74" style:family="paragraph" style:parent-style-name="Standard" style:list-style-name="L13">
      <style:text-properties officeooo:paragraph-rsid="0067f9ed"/>
    </style:style>
    <style:style style:name="P75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76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77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78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79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80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81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82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83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84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85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86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87" style:family="paragraph" style:parent-style-name="Standard" style:list-style-name="L19">
      <style:text-properties fo:font-weight="normal" officeooo:rsid="00817fa1" officeooo:paragraph-rsid="00817fa1" style:font-weight-asian="normal" style:font-weight-complex="normal"/>
    </style:style>
    <style:style style:name="P88" style:family="paragraph" style:parent-style-name="Standard" style:list-style-name="L19">
      <style:text-properties fo:font-weight="normal" officeooo:rsid="00817fa1" officeooo:paragraph-rsid="0087888a" style:font-weight-asian="normal" style:font-weight-complex="normal"/>
    </style:style>
    <style:style style:name="P89" style:family="paragraph" style:parent-style-name="Standard" style:list-style-name="L19">
      <style:text-properties fo:font-weight="normal" officeooo:rsid="008300c9" officeooo:paragraph-rsid="008300c9" style:font-weight-asian="normal" style:font-weight-complex="normal"/>
    </style:style>
    <style:style style:name="P90" style:family="paragraph" style:parent-style-name="Standard" style:list-style-name="L19">
      <style:text-properties fo:font-weight="normal" officeooo:rsid="008300c9" officeooo:paragraph-rsid="0087888a" style:font-weight-asian="normal" style:font-weight-complex="normal"/>
    </style:style>
    <style:style style:name="P91" style:family="paragraph" style:parent-style-name="Standard" style:list-style-name="L20">
      <style:text-properties fo:font-weight="normal" officeooo:rsid="0089de9f" officeooo:paragraph-rsid="0089de9f" style:font-weight-asian="normal" style:font-weight-complex="normal"/>
    </style:style>
    <style:style style:name="P92" style:family="paragraph" style:parent-style-name="Standard" style:list-style-name="L21">
      <style:text-properties fo:font-weight="normal" officeooo:rsid="0089de9f" officeooo:paragraph-rsid="0089de9f" style:font-weight-asian="normal" style:font-weight-complex="normal"/>
    </style:style>
    <style:style style:name="P93" style:family="paragraph" style:parent-style-name="Standard" style:list-style-name="L22">
      <style:text-properties fo:font-weight="normal" officeooo:rsid="008cbcb8" officeooo:paragraph-rsid="008cbcb8" style:font-weight-asian="normal" style:font-weight-complex="normal"/>
    </style:style>
    <style:style style:name="P94" style:family="paragraph" style:parent-style-name="Standard" style:list-style-name="L22">
      <style:text-properties fo:font-weight="normal" officeooo:rsid="008cbcb8" officeooo:paragraph-rsid="008e6980" style:font-weight-asian="normal" style:font-weight-complex="normal"/>
    </style:style>
    <style:style style:name="P95" style:family="paragraph" style:parent-style-name="Standard" style:list-style-name="L23">
      <style:text-properties fo:font-weight="normal" officeooo:rsid="008f7694" officeooo:paragraph-rsid="008f7694" style:font-weight-asian="normal" style:font-weight-complex="normal"/>
    </style:style>
    <style:style style:name="P96" style:family="paragraph" style:parent-style-name="Standard" style:list-style-name="L24">
      <style:text-properties fo:font-weight="normal" officeooo:rsid="008f7694" officeooo:paragraph-rsid="008f7694" style:font-weight-asian="normal" style:font-weight-complex="normal"/>
    </style:style>
    <style:style style:name="P97" style:family="paragraph" style:parent-style-name="Standard" style:list-style-name="L25">
      <style:text-properties fo:font-weight="normal" officeooo:rsid="0092ba82" officeooo:paragraph-rsid="0092ba82" style:font-weight-asian="normal" style:font-weight-complex="normal"/>
    </style:style>
    <style:style style:name="P98" style:family="paragraph" style:parent-style-name="Standard" style:list-style-name="L26">
      <style:text-properties fo:font-weight="normal" officeooo:rsid="0092ba82" officeooo:paragraph-rsid="00944ae9" style:font-weight-asian="normal" style:font-weight-complex="normal"/>
    </style:style>
    <style:style style:name="P99" style:family="paragraph" style:parent-style-name="Standard" style:list-style-name="L27">
      <style:text-properties fo:font-weight="normal" officeooo:rsid="00954b04" officeooo:paragraph-rsid="00954b04" style:font-weight-asian="normal" style:font-weight-complex="normal"/>
    </style:style>
    <style:style style:name="P100" style:family="paragraph" style:parent-style-name="Standard" style:list-style-name="L28">
      <style:paragraph-properties fo:text-align="start" style:justify-single-word="false"/>
      <style:text-properties fo:font-weight="normal" officeooo:rsid="00954b04" officeooo:paragraph-rsid="00954b04" style:font-weight-asian="normal" style:font-weight-complex="normal"/>
    </style:style>
    <style:style style:name="P101" style:family="paragraph" style:parent-style-name="Standard" style:list-style-name="L29">
      <style:text-properties fo:font-weight="normal" officeooo:rsid="00be7269" officeooo:paragraph-rsid="00be7269" style:font-weight-asian="normal" style:font-weight-complex="normal"/>
    </style:style>
    <style:style style:name="P102" style:family="paragraph" style:parent-style-name="Standard" style:list-style-name="L29">
      <style:text-properties fo:font-weight="normal" officeooo:rsid="00be7269" officeooo:paragraph-rsid="00c7a608" style:font-weight-asian="normal" style:font-weight-complex="normal"/>
    </style:style>
    <style:style style:name="P103" style:family="paragraph" style:parent-style-name="Standard" style:list-style-name="L29">
      <style:text-properties fo:font-weight="normal" officeooo:rsid="00be7269" officeooo:paragraph-rsid="00c90bb2" style:font-weight-asian="normal" style:font-weight-complex="normal"/>
    </style:style>
    <style:style style:name="P104" style:family="paragraph" style:parent-style-name="Standard" style:list-style-name="L35">
      <style:text-properties fo:font-weight="normal" officeooo:rsid="00be7269" officeooo:paragraph-rsid="00cea200" style:font-weight-asian="normal" style:font-weight-complex="normal"/>
    </style:style>
    <style:style style:name="P105" style:family="paragraph" style:parent-style-name="Standard" style:list-style-name="L30">
      <style:text-properties fo:font-weight="normal" officeooo:rsid="00c90bb2" officeooo:paragraph-rsid="00c90bb2" style:font-weight-asian="normal" style:font-weight-complex="normal"/>
    </style:style>
    <style:style style:name="P106" style:family="paragraph" style:parent-style-name="Standard" style:list-style-name="L31">
      <style:text-properties fo:font-weight="normal" officeooo:rsid="00c90bb2" officeooo:paragraph-rsid="00c90bb2" style:font-weight-asian="normal" style:font-weight-complex="normal"/>
    </style:style>
    <style:style style:name="P107" style:family="paragraph" style:parent-style-name="Standard" style:list-style-name="L32">
      <style:text-properties fo:font-weight="normal" officeooo:rsid="00cc9c8e" officeooo:paragraph-rsid="00cc9c8e" style:font-weight-asian="normal" style:font-weight-complex="normal"/>
    </style:style>
    <style:style style:name="P108" style:family="paragraph" style:parent-style-name="Standard" style:list-style-name="L32">
      <style:text-properties fo:font-weight="normal" officeooo:rsid="00cc9c8e" officeooo:paragraph-rsid="00cea200" style:font-weight-asian="normal" style:font-weight-complex="normal"/>
    </style:style>
    <style:style style:name="P109" style:family="paragraph" style:parent-style-name="Standard" style:list-style-name="L32">
      <style:text-properties fo:font-weight="normal" officeooo:rsid="00cc9c8e" officeooo:paragraph-rsid="00cf3faf" style:font-weight-asian="normal" style:font-weight-complex="normal"/>
    </style:style>
    <style:style style:name="P110" style:family="paragraph" style:parent-style-name="Standard" style:list-style-name="L33">
      <style:text-properties fo:font-weight="normal" officeooo:rsid="00d0a4af" officeooo:paragraph-rsid="00d0a4af" style:font-weight-asian="normal" style:font-weight-complex="normal"/>
    </style:style>
    <style:style style:name="P111" style:family="paragraph" style:parent-style-name="Standard" style:list-style-name="L34">
      <style:text-properties fo:font-weight="normal" officeooo:rsid="00d0a4af" officeooo:paragraph-rsid="00d0a4af" style:font-weight-asian="normal" style:font-weight-complex="normal"/>
    </style:style>
    <style:style style:name="P112" style:family="paragraph" style:parent-style-name="Standard" style:list-style-name="L36">
      <style:text-properties fo:font-weight="normal" officeooo:rsid="00d5dcf4" officeooo:paragraph-rsid="00d5dcf4" style:font-weight-asian="normal" style:font-weight-complex="normal"/>
    </style:style>
    <style:style style:name="P113" style:family="paragraph" style:parent-style-name="Standard" style:list-style-name="L36">
      <style:text-properties fo:font-weight="normal" officeooo:rsid="00d5dcf4" officeooo:paragraph-rsid="00d977fc" style:font-weight-asian="normal" style:font-weight-complex="normal"/>
    </style:style>
    <style:style style:name="P114" style:family="paragraph" style:parent-style-name="Standard" style:list-style-name="L36">
      <style:text-properties fo:font-weight="normal" officeooo:rsid="00d76560" officeooo:paragraph-rsid="00d76560" style:font-weight-asian="normal" style:font-weight-complex="normal"/>
    </style:style>
    <style:style style:name="P115" style:family="paragraph" style:parent-style-name="Standard" style:list-style-name="L36">
      <style:text-properties fo:font-weight="normal" officeooo:rsid="00d76560" officeooo:paragraph-rsid="00d977fc" style:font-weight-asian="normal" style:font-weight-complex="normal"/>
    </style:style>
    <style:style style:name="P116" style:family="paragraph" style:parent-style-name="Standard" style:list-style-name="L37">
      <style:text-properties fo:font-weight="normal" officeooo:rsid="00def084" officeooo:paragraph-rsid="00def084" style:font-weight-asian="normal" style:font-weight-complex="normal"/>
    </style:style>
    <style:style style:name="P117" style:family="paragraph" style:parent-style-name="Standard" style:list-style-name="L38">
      <style:text-properties fo:font-weight="normal" officeooo:rsid="00def084" officeooo:paragraph-rsid="00def084" style:font-weight-asian="normal" style:font-weight-complex="normal"/>
    </style:style>
    <style:style style:name="P118" style:family="paragraph" style:parent-style-name="Standard">
      <style:text-properties fo:font-weight="normal" officeooo:rsid="00def084" officeooo:paragraph-rsid="00def084" style:font-weight-asian="normal" style:font-weight-complex="normal"/>
    </style:style>
    <style:style style:name="P119" style:family="paragraph" style:parent-style-name="Standard" style:list-style-name="L39">
      <style:text-properties fo:font-weight="normal" officeooo:rsid="00e5127a" officeooo:paragraph-rsid="00e5127a" style:font-weight-asian="normal" style:font-weight-complex="normal"/>
    </style:style>
    <style:style style:name="P120" style:family="paragraph" style:parent-style-name="Standard" style:list-style-name="L39">
      <style:text-properties fo:font-weight="normal" officeooo:rsid="00e71b68" officeooo:paragraph-rsid="00e71b68" style:font-weight-asian="normal" style:font-weight-complex="normal"/>
    </style:style>
    <style:style style:name="P121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2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23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fo:font-weight="bold" officeooo:rsid="007f59a9" style:font-weight-asian="bold" style:font-weight-complex="bold"/>
    </style:style>
    <style:style style:name="T13" style:family="text">
      <style:text-properties fo:font-weight="bold" officeooo:rsid="0087a8df" style:font-weight-asian="bold" style:font-weight-complex="bold"/>
    </style:style>
    <style:style style:name="T14" style:family="text">
      <style:text-properties fo:font-weight="bold" officeooo:rsid="00bdcd54" style:font-weight-asian="bold" style:font-weight-complex="bold"/>
    </style:style>
    <style:style style:name="T15" style:family="text">
      <style:text-properties fo:font-weight="bold" officeooo:rsid="00c90bb2" style:font-weight-asian="bold" style:font-weight-complex="bold"/>
    </style:style>
    <style:style style:name="T16" style:family="text">
      <style:text-properties fo:font-weight="bold" officeooo:rsid="00cad8e0" style:font-weight-asian="bold" style:font-weight-complex="bold"/>
    </style:style>
    <style:style style:name="T17" style:family="text">
      <style:text-properties fo:font-weight="bold" officeooo:rsid="00cf3faf" style:font-weight-asian="bold" style:font-weight-complex="bold"/>
    </style:style>
    <style:style style:name="T18" style:family="text">
      <style:text-properties fo:font-weight="bold" officeooo:rsid="00d5dcf4" style:font-weight-asian="bold" style:font-weight-complex="bold"/>
    </style:style>
    <style:style style:name="T19" style:family="text">
      <style:text-properties fo:font-weight="bold" officeooo:rsid="00da80b9" style:font-weight-asian="bold" style:font-weight-complex="bold"/>
    </style:style>
    <style:style style:name="T20" style:family="text">
      <style:text-properties officeooo:rsid="003c9895"/>
    </style:style>
    <style:style style:name="T21" style:family="text">
      <style:text-properties officeooo:rsid="004778ed"/>
    </style:style>
    <style:style style:name="T22" style:family="text">
      <style:text-properties officeooo:rsid="0057f8c5"/>
    </style:style>
    <style:style style:name="T23" style:family="text">
      <style:text-properties officeooo:rsid="0067f9ed"/>
    </style:style>
    <style:style style:name="T24" style:family="text">
      <style:text-properties fo:font-weight="normal" officeooo:rsid="00698709" style:font-weight-asian="normal" style:font-weight-complex="normal"/>
    </style:style>
    <style:style style:name="T25" style:family="text">
      <style:text-properties fo:font-weight="normal" officeooo:rsid="0067f9ed" style:font-weight-asian="normal" style:font-weight-complex="normal"/>
    </style:style>
    <style:style style:name="T26" style:family="text">
      <style:text-properties officeooo:rsid="006cfd93"/>
    </style:style>
    <style:style style:name="T27" style:family="text">
      <style:text-properties officeooo:rsid="0087a8df"/>
    </style:style>
    <style:style style:name="T28" style:family="text">
      <style:text-properties officeooo:rsid="008300c9"/>
    </style:style>
    <style:style style:name="T29" style:family="text">
      <style:text-properties officeooo:rsid="008e7ec8"/>
    </style:style>
    <style:style style:name="T30" style:family="text">
      <style:text-properties officeooo:rsid="00a22d46"/>
    </style:style>
    <style:style style:name="T31" style:family="text">
      <style:text-properties officeooo:rsid="00a3c2a7"/>
    </style:style>
    <style:style style:name="T32" style:family="text">
      <style:text-properties officeooo:rsid="00a5ae32"/>
    </style:style>
    <style:style style:name="T33" style:family="text">
      <style:text-properties officeooo:rsid="00a7581b"/>
    </style:style>
    <style:style style:name="T34" style:family="text">
      <style:text-properties officeooo:rsid="00a94302"/>
    </style:style>
    <style:style style:name="T35" style:family="text">
      <style:text-properties officeooo:rsid="00aa5d0b"/>
    </style:style>
    <style:style style:name="T36" style:family="text">
      <style:text-properties officeooo:rsid="00bb32e4"/>
    </style:style>
    <style:style style:name="T37" style:family="text">
      <style:text-properties officeooo:rsid="00c90bb2"/>
    </style:style>
    <style:style style:name="T38" style:family="text">
      <style:text-properties officeooo:rsid="00cf3faf"/>
    </style:style>
    <style:style style:name="T39" style:family="text">
      <style:text-properties officeooo:rsid="00db7459"/>
    </style:style>
    <style:style style:name="T40" style:family="text">
      <style:text-properties officeooo:rsid="00dc8b8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3875447046" text:style-name="L1">
        <text:list-item>
          <text:p text:style-name="P122">JSON &amp; XML </text:p>
        </text:list-item>
        <text:list-item>
          <text:p text:style-name="P122">Practical of JSON &amp; XML </text:p>
        </text:list-item>
        <text:list-item>
          <text:p text:style-name="P122">Why NodeJS </text:p>
        </text:list-item>
        <text:list-item>
          <text:p text:style-name="P122">Ecosystem of NodeJS </text:p>
        </text:list-item>
        <text:list-item>
          <text:p text:style-name="P122">Installation and System Configuration </text:p>
        </text:list-item>
        <text:list-item>
          <text:p text:style-name="P122">CLI usage and Package Configuration </text:p>
        </text:list-item>
        <text:list-item>
          <text:p text:style-name="P121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3201269235" text:style-name="L2">
        <text:list-item>
          <text:p text:style-name="P50">Completed JSON &amp; XML </text:p>
        </text:list-item>
        <text:list-item>
          <text:p text:style-name="P50">Completed Practical of JSON &amp; XML </text:p>
        </text:list-item>
        <text:list-item>
          <text:p text:style-name="P50">Completed :- Why NodeJS </text:p>
        </text:list-item>
        <text:list-item>
          <text:p text:style-name="P50">Completed :- Ecosystem of NodeJS </text:p>
        </text:list-item>
        <text:list-item>
          <text:p text:style-name="P50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856856428" text:style-name="L3">
        <text:list-item>
          <text:p text:style-name="P51">Continue learning further task </text:p>
        </text:list-item>
      </text:list>
      <text:p text:style-name="P1"><text:span text:style-name="Strong_20_Emphasis"><text:span text:style-name="T1">Blocker</text:span></text:span></text:p>
      <text:list xml:id="list1580092651" text:style-name="L4">
        <text:list-item>
          <text:p text:style-name="P52">None </text:p>
        </text:list-item>
      </text:list>
      <text:p text:style-name="Standard"><draw:line text:anchor-type="paragraph" draw:z-index="0" draw:name="Shape1" draw:style-name="gr2" draw:text-style-name="P123" svg:x1="-0.591cm" svg:y1="0.432cm" svg:x2="18.403cm" svg:y2="0.226cm"><text:p/></draw:line></text:p>
      <text:p text:style-name="Standard"/>
      <text:p text:style-name="P4">Today’s Plan (21/03/2022)</text:p>
      <text:list xml:id="list2239995997" text:style-name="L5">
        <text:list-item>
          <text:p text:style-name="P53">What is Node.js?</text:p>
        </text:list-item>
        <text:list-item>
          <text:p text:style-name="P53">Why Should I Use Node.js?</text:p>
        </text:list-item>
        <text:list-item>
          <text:p text:style-name="P53">Your First Node.js Script</text:p>
        </text:list-item>
        <text:list-item>
          <text:p text:style-name="P53">Section Intro: Node.js Module System</text:p>
        </text:list-item>
        <text:list-item>
          <text:p text:style-name="P53">Importing Node.js Core Modules</text:p>
        </text:list-item>
        <text:list-item>
          <text:p text:style-name="P56">Importing your own files</text:p>
        </text:list-item>
        <text:list-item>
          <text:p text:style-name="P56">Importing npm Modules</text:p>
        </text:list-item>
        <text:list-item>
          <text:p text:style-name="P56">Printing in colors</text:p>
        </text:list-item>
        <text:list-item>
          <text:p text:style-name="P56">Global npm modules and nodemon</text:p>
        </text:list-item>
        <text:list-item>
          <text:p text:style-name="P58">Getting input from user<text:span text:style-name="T2">s</text:span></text:p>
          <text:p text:style-name="P58"/>
        </text:list-item>
      </text:list>
      <text:p text:style-name="P29"><text:span text:style-name="T3">Today’s </text:span><text:span text:style-name="T4">Update </text:span><text:span text:style-name="T3"><text:s/>(21/03/2022)</text:span></text:p>
      <text:list xml:id="list94250694142168" text:continue-numbering="true" text:style-name="L5">
        <text:list-item>
          <text:p text:style-name="P54"><text:span text:style-name="T20">Completed :- </text:span>What is Node.js?</text:p>
        </text:list-item>
        <text:list-item>
          <text:p text:style-name="P55"><text:span text:style-name="T20">Completed :- <text:s/></text:span>Why Should I Use Node.js?</text:p>
        </text:list-item>
        <text:list-item>
          <text:p text:style-name="P55"><text:span text:style-name="T20">Completed :- <text:s/></text:span>Your First Node.js Script</text:p>
        </text:list-item>
        <text:list-item>
          <text:p text:style-name="P55"><text:span text:style-name="T20">Completed :- <text:s/></text:span>Section Intro: Node.js Module System</text:p>
        </text:list-item>
        <text:list-item>
          <text:p text:style-name="P55"><text:span text:style-name="T20">Completed :- <text:s/></text:span>Importing Node.js Core Modules</text:p>
        </text:list-item>
        <text:list-item>
          <text:p text:style-name="P57"><text:span text:style-name="T20">Completed :- <text:s/></text:span>Importing your own files</text:p>
        </text:list-item>
        <text:list-item>
          <text:p text:style-name="P57"><text:span text:style-name="T20">Completed :- <text:s/></text:span>Importing npm Modules</text:p>
        </text:list-item>
        <text:list-item>
          <text:p text:style-name="P57"><text:span text:style-name="T20">Completed :- <text:s/></text:span>Printing in colors</text:p>
        </text:list-item>
        <text:list-item>
          <text:p text:style-name="P57"><text:span text:style-name="T20">Completed :- <text:s/></text:span>Global npm modules and nodemon</text:p>
          <text:p text:style-name="P57"/>
        </text:list-item>
      </text:list>
      <text:p text:style-name="P5"/>
      <text:p text:style-name="P5"/>
      <text:p text:style-name="P5">Tomorrow’s Plan (22/03/2022)</text:p>
      <text:list xml:id="list608776115" text:style-name="L6">
        <text:list-item>
          <text:p text:style-name="P59">Continue learning further topics</text:p>
          <text:p text:style-name="P59"/>
        </text:list-item>
      </text:list>
      <text:p text:style-name="P5">Blocker</text:p>
      <text:list xml:id="list1489707792" text:style-name="L7">
        <text:list-item>
          <text:p text:style-name="P60">None</text:p>
        </text:list-item>
      </text:list>
      <text:p text:style-name="P30"><text:soft-page-break/></text:p>
      <text:p text:style-name="P30"/>
      <text:p text:style-name="P6">Today’s Plan (22/03/2022)</text:p>
      <text:list xml:id="list3549945863" text:style-name="L8">
        <text:list-item>
          <text:p text:style-name="P61">Getting input from users</text:p>
        </text:list-item>
        <text:list-item>
          <text:p text:style-name="P61">Argument parsing with yargs : part 1</text:p>
        </text:list-item>
        <text:list-item>
          <text:p text:style-name="P61">Argument parsing with yargs : part 2</text:p>
        </text:list-item>
        <text:list-item>
          <text:p text:style-name="P61">Storing data with JSON</text:p>
        </text:list-item>
        <text:list-item>
          <text:p text:style-name="P61">Adding a note</text:p>
        </text:list-item>
        <text:list-item>
          <text:p text:style-name="P61">Removing a note</text:p>
        </text:list-item>
        <text:list-item>
          <text:p text:style-name="P61">ES6 Asside : Arrow Function</text:p>
        </text:list-item>
        <text:list-item>
          <text:p text:style-name="P61">Refactoring to Use Arrow Function</text:p>
        </text:list-item>
        <text:list-item>
          <text:p text:style-name="P61">Listing notes</text:p>
        </text:list-item>
        <text:list-item>
          <text:p text:style-name="P61">Reading a note</text:p>
        </text:list-item>
      </text:list>
      <text:p text:style-name="P31"/>
      <text:p text:style-name="P32"><text:span text:style-name="T5">Today’s </text:span><text:span text:style-name="T6">Update</text:span><text:span text:style-name="T5"> (22/03/2022)</text:span></text:p>
      <text:list xml:id="list94251140469282" text:continue-numbering="true" text:style-name="L8">
        <text:list-item>
          <text:p text:style-name="P62"><text:span text:style-name="T21">Completed:- </text:span>Getting input from users</text:p>
        </text:list-item>
        <text:list-item>
          <text:p text:style-name="P63"><text:span text:style-name="T21">Completed:- <text:s/></text:span>Argument parsing with yargs : part 1</text:p>
        </text:list-item>
        <text:list-item>
          <text:p text:style-name="P63"><text:span text:style-name="T21">Completed:- <text:s/></text:span>Argument parsing with yargs : part 2</text:p>
        </text:list-item>
        <text:list-item>
          <text:p text:style-name="P63"><text:span text:style-name="T21">Completed:- <text:s/></text:span>Storing data with JSON</text:p>
        </text:list-item>
        <text:list-item>
          <text:p text:style-name="P63"><text:span text:style-name="T21">Completed:- <text:s/></text:span>Adding a note</text:p>
        </text:list-item>
        <text:list-item>
          <text:p text:style-name="P63"><text:span text:style-name="T21">Completed:- <text:s/></text:span>Removing a note</text:p>
        </text:list-item>
        <text:list-item>
          <text:p text:style-name="P63"><text:span text:style-name="T21">Completed:- <text:s/></text:span>ES6 Asside : Arrow Function</text:p>
        </text:list-item>
        <text:list-item>
          <text:p text:style-name="P63"><text:span text:style-name="T21">Completed:- <text:s/></text:span>Refactoring to Use Arrow Function</text:p>
        </text:list-item>
        <text:list-item>
          <text:p text:style-name="P63"><text:span text:style-name="T21">Completed:- <text:s/></text:span>Listing notes</text:p>
        </text:list-item>
        <text:list-item>
          <text:p text:style-name="P63"><text:span text:style-name="T21">Completed:- <text:s/></text:span>Reading a note</text:p>
        </text:list-item>
      </text:list>
      <text:p text:style-name="P7">Tomorrow’s Plan (23/03/2022)</text:p>
      <text:list xml:id="list662398289" text:style-name="L9">
        <text:list-item>
          <text:p text:style-name="P64">Continue learning further topics</text:p>
        </text:list-item>
      </text:list>
      <text:p text:style-name="P7">Blocker</text:p>
      <text:list xml:id="list1827205977" text:style-name="L10">
        <text:list-item>
          <text:p text:style-name="P65">None</text:p>
          <text:p text:style-name="P65"><draw:line text:anchor-type="paragraph" draw:z-index="1" draw:name="Shape2" draw:style-name="gr2" draw:text-style-name="P123" svg:x1="-0.76cm" svg:y1="0.266cm" svg:x2="18.308cm" svg:y2="0.322cm"><text:p/></draw:line></text:p>
        </text:list-item>
      </text:list>
      <text:p text:style-name="P33"/>
      <text:p text:style-name="P34">Today’s Plan (24/03/2022)</text:p>
      <text:list xml:id="list2234870422" text:style-name="L11">
        <text:list-item>
          <text:p text:style-name="P66">Debugging Node.JS</text:p>
        </text:list-item>
        <text:list-item>
          <text:p text:style-name="P66">Error Messages</text:p>
        </text:list-item>
        <text:list-item>
          <text:p text:style-name="P66">Asynchronous basics</text:p>
        </text:list-item>
        <text:list-item>
          <text:p text:style-name="P66">Call Stack, Callback Queue, Event Loop</text:p>
        </text:list-item>
        <text:list-item>
          <text:p text:style-name="P66">Making HTTP Request</text:p>
        </text:list-item>
        <text:list-item>
          <text:p text:style-name="P66">Customizing HTTP Request</text:p>
        </text:list-item>
        <text:list-item>
          <text:p text:style-name="P66">HTTP Request Challenge</text:p>
        </text:list-item>
        <text:list-item>
          <text:p text:style-name="P66">Handling Errors</text:p>
        </text:list-item>
        <text:list-item>
          <text:p text:style-name="P66">Callback Function</text:p>
        </text:list-item>
        <text:list-item>
          <text:p text:style-name="P66">Callback Abstraction</text:p>
        </text:list-item>
        <text:list-item>
          <text:p text:style-name="P66">Callback Abstraction Challenge</text:p>
          <text:p text:style-name="P66"/>
        </text:list-item>
      </text:list>
      <text:p text:style-name="P8">Today’s Update (24/03/2022)</text:p>
      <text:list xml:id="list94252463906740" text:continue-numbering="true" text:style-name="L11">
        <text:list-item>
          <text:p text:style-name="P67"><text:span text:style-name="T22">Completed:- </text:span>Debugging Node.JS</text:p>
        </text:list-item>
        <text:list-item>
          <text:p text:style-name="P68"><text:span text:style-name="T22">Completed:- <text:s/></text:span>Error Messages</text:p>
        </text:list-item>
        <text:list-item>
          <text:p text:style-name="P68"><text:span text:style-name="T22">Completed:- <text:s/></text:span>Asynchronous basics</text:p>
        </text:list-item>
        <text:list-item>
          <text:p text:style-name="P68"><text:span text:style-name="T22">Completed:- <text:s/></text:span>Call Stack, Callback Queue, Event Loop</text:p>
        </text:list-item>
        <text:list-item>
          <text:p text:style-name="P68"><text:span text:style-name="T22">Completed:- <text:s/></text:span>Making HTTP Request</text:p>
        </text:list-item>
        <text:list-item>
          <text:p text:style-name="P68"><text:span text:style-name="T22">Completed:- <text:s/></text:span>Customizing HTTP Request</text:p>
        </text:list-item>
        <text:list-item>
          <text:p text:style-name="P68"><text:span text:style-name="T22">Completed:- <text:s/></text:span>HTTP Request Challenge</text:p>
        </text:list-item>
        <text:list-item>
          <text:p text:style-name="P69"><text:soft-page-break/><text:span text:style-name="T22">Completed:- <text:s/></text:span>Handling Errors <text:s text:c="2"/></text:p>
          <text:p text:style-name="P70">Tomorrow’s Plan (25/03/2022)</text:p>
          <text:list>
            <text:list-item>
              <text:p text:style-name="P72">Continue learning further topics</text:p>
            </text:list-item>
          </text:list>
        </text:list-item>
      </text:list>
      <text:p text:style-name="P9">Blocker</text:p>
      <text:list xml:id="list1488061358" text:style-name="L12">
        <text:list-item>
          <text:p text:style-name="P73"><draw:line text:anchor-type="paragraph" draw:z-index="2" draw:name="Shape3" draw:style-name="gr2" draw:text-style-name="P123" svg:x1="-0.661cm" svg:y1="1.593cm" svg:x2="18.288cm" svg:y2="1.328cm"><text:p/></draw:line>None</text:p>
        </text:list-item>
      </text:list>
      <text:p text:style-name="P36"/>
      <text:p text:style-name="P36"/>
      <text:p text:style-name="P36"/>
      <text:p text:style-name="P37"><text:span text:style-name="T7">Today’s </text:span><text:span text:style-name="T8">Plan</text:span><text:span text:style-name="T7"> (25/03/2022)</text:span></text:p>
      <text:list xml:id="list2146698380" text:style-name="L13">
        <text:list-item>
          <text:p text:style-name="P75">Callback Functions</text:p>
        </text:list-item>
        <text:list-item>
          <text:p text:style-name="P75">Callback Abstraction</text:p>
        </text:list-item>
        <text:list-item>
          <text:p text:style-name="P75">Callback Abstraction Challenge</text:p>
        </text:list-item>
        <text:list-item>
          <text:p text:style-name="P75">Callback Chaining</text:p>
        </text:list-item>
        <text:list-item>
          <text:p text:style-name="P75">ES6 Aside: Object Property Shorthand and Destructing</text:p>
        </text:list-item>
        <text:list-item>
          <text:p text:style-name="P75">Destructing and property shorthand challenge</text:p>
        </text:list-item>
        <text:list-item>
          <text:p text:style-name="P78">Bonus HTTP requests without a library</text:p>
        </text:list-item>
        <text:list-item>
          <text:p text:style-name="P74"><text:span text:style-name="T24">Revising topics</text:span><text:span text:style-name="T25"> for today’s review session</text:span></text:p>
        </text:list-item>
      </text:list>
      <text:p text:style-name="P38"><text:span text:style-name="T7">Today’s </text:span><text:span text:style-name="T9">Update</text:span><text:span text:style-name="T7"> (25/03/2022)</text:span></text:p>
      <text:list xml:id="list94251093098523" text:continue-numbering="true" text:style-name="L13">
        <text:list-item>
          <text:p text:style-name="P76"><text:span text:style-name="T26">Completed </text:span>Callback Functions</text:p>
        </text:list-item>
        <text:list-item>
          <text:p text:style-name="P77"><text:span text:style-name="T26">Completed </text:span>Callback Abstraction</text:p>
        </text:list-item>
        <text:list-item>
          <text:p text:style-name="P77"><text:span text:style-name="T26">Completed </text:span>Callback Abstraction Challenge</text:p>
        </text:list-item>
        <text:list-item>
          <text:p text:style-name="P77"><text:span text:style-name="T26">Completed </text:span>Callback Chaining</text:p>
        </text:list-item>
        <text:list-item>
          <text:p text:style-name="P77"><text:span text:style-name="T26">Completed </text:span>ES6 Aside: Object Property Shorthand and Destructing</text:p>
        </text:list-item>
        <text:list-item>
          <text:p text:style-name="P77"><text:span text:style-name="T26">Completed </text:span>Destructing and property shorthand challenge</text:p>
        </text:list-item>
        <text:list-item>
          <text:p text:style-name="P79"><text:span text:style-name="T26">Completed </text:span>Bonus HTTP requests without a library</text:p>
          <text:p text:style-name="P80"/>
        </text:list-item>
      </text:list>
      <text:p text:style-name="P10"><text:span text:style-name="T23">M</text:span>onday’s Plan (28/03/2022)</text:p>
      <text:list xml:id="list2012903803" text:style-name="L14">
        <text:list-item>
          <text:p text:style-name="P81">Continue learning further topics</text:p>
        </text:list-item>
      </text:list>
      <text:p text:style-name="P11">Blocker</text:p>
      <text:list xml:id="list1459343421" text:style-name="L15">
        <text:list-item>
          <text:p text:style-name="P82"><draw:line text:anchor-type="paragraph" draw:z-index="3" draw:name="Shape4" draw:style-name="gr2" draw:text-style-name="P123" svg:x1="-0.069cm" svg:y1="1.206cm" svg:x2="18.011cm" svg:y2="1.148cm"><text:p/></draw:line>None</text:p>
        </text:list-item>
      </text:list>
      <text:p text:style-name="P39"/>
      <text:p text:style-name="P39"/>
      <text:p text:style-name="P12">Today’s Plan (28/03/2022)</text:p>
      <text:list xml:id="list528267481" text:style-name="L16">
        <text:list-item>
          <text:p text:style-name="P83">Web Servers</text:p>
        </text:list-item>
        <text:list-item>
          <text:p text:style-name="P83">Hello Express</text:p>
        </text:list-item>
        <text:list-item>
          <text:p text:style-name="P83">Serving up HTML and JSON</text:p>
        </text:list-item>
        <text:list-item>
          <text:p text:style-name="P83">Serving up static assets</text:p>
        </text:list-item>
        <text:list-item>
          <text:p text:style-name="P83">Serving up CSS, JS, Images and more</text:p>
        </text:list-item>
        <text:list-item>
          <text:p text:style-name="P83">Dynamic pages with templating</text:p>
        </text:list-item>
        <text:list-item>
          <text:p text:style-name="P83">Customizing the view directory</text:p>
        </text:list-item>
        <text:list-item>
          <text:p text:style-name="P83">Advanced templating</text:p>
        </text:list-item>
        <text:list-item>
          <text:p text:style-name="P83">404 Pages</text:p>
        </text:list-item>
        <text:list-item>
          <text:p text:style-name="P83">Styling the applications</text:p>
          <text:p text:style-name="P83"/>
        </text:list-item>
      </text:list>
      <text:p text:style-name="P45"><text:span text:style-name="T10">Today’s </text:span><text:span text:style-name="T11">Update</text:span><text:span text:style-name="T10"> (28/03/2022)</text:span></text:p>
      <text:list xml:id="list94251475381882" text:continue-numbering="true" text:style-name="L16">
        <text:list-item>
          <text:p text:style-name="P84">Web Servers</text:p>
        </text:list-item>
        <text:list-item>
          <text:p text:style-name="P84">Hello Express</text:p>
        </text:list-item>
        <text:list-item>
          <text:p text:style-name="P84">Serving up HTML and JSON</text:p>
        </text:list-item>
        <text:list-item>
          <text:p text:style-name="P84">Serving up static assets</text:p>
        </text:list-item>
        <text:list-item>
          <text:p text:style-name="P84">Serving up CSS, JS, Images and more</text:p>
        </text:list-item>
        <text:list-item>
          <text:p text:style-name="P84">Dynamic pages with templating</text:p>
        </text:list-item>
        <text:list-item>
          <text:p text:style-name="P84">Customizing the view directory</text:p>
        </text:list-item>
        <text:list-item>
          <text:p text:style-name="P84"><text:soft-page-break/>Advanced templating</text:p>
        </text:list-item>
        <text:list-item>
          <text:p text:style-name="P84">404 Pages</text:p>
        </text:list-item>
        <text:list-item>
          <text:p text:style-name="P84">Styling the applications</text:p>
        </text:list-item>
      </text:list>
      <text:p text:style-name="P13">Tomorrow’s Plan (29/03/2022)</text:p>
      <text:list xml:id="list1125386673" text:style-name="L17">
        <text:list-item>
          <text:p text:style-name="P85">Continue Learning further topics</text:p>
        </text:list-item>
      </text:list>
      <text:p text:style-name="P13">Blocker</text:p>
      <text:list xml:id="list3837299717" text:style-name="L18">
        <text:list-item>
          <text:p text:style-name="P86"><draw:line text:anchor-type="paragraph" draw:z-index="4" draw:name="Shape5" draw:style-name="gr2" draw:text-style-name="P123" svg:x1="0.034cm" svg:y1="0.61cm" svg:x2="18.629cm" svg:y2="0.464cm"><text:p/></draw:line>None</text:p>
        </text:list-item>
      </text:list>
      <text:p text:style-name="P40"/>
      <text:p text:style-name="P14">Today’s Plan (29/03/2022)</text:p>
      <text:list xml:id="list2319950825" text:style-name="L19">
        <text:list-item>
          <text:p text:style-name="P87">Query String</text:p>
        </text:list-item>
        <text:list-item>
          <text:p text:style-name="P87">Building a JSON HTTP Endpoint</text:p>
        </text:list-item>
        <text:list-item>
          <text:p text:style-name="P87">Default Functions Parameter</text:p>
        </text:list-item>
        <text:list-item>
          <text:p text:style-name="P87">Browser HTTP request with Fetch</text:p>
        </text:list-item>
        <text:list-item>
          <text:p text:style-name="P87">Creating a search form</text:p>
        </text:list-item>
        <text:list-item>
          <text:p text:style-name="P87">Wiring up the user Interface</text:p>
        </text:list-item>
        <text:list-item>
          <text:p text:style-name="P89">Joining Heroku and GitHub</text:p>
        </text:list-item>
        <text:list-item>
          <text:p text:style-name="P89">Version control with git</text:p>
        </text:list-item>
        <text:list-item>
          <text:p text:style-name="P89">Exporing &amp; Integrating GIT</text:p>
        </text:list-item>
        <text:list-item>
          <text:p text:style-name="P89">Setting up SSH Keys</text:p>
        </text:list-item>
        <text:list-item>
          <text:p text:style-name="P89">Pushing code to Github</text:p>
        </text:list-item>
        <text:list-item>
          <text:p text:style-name="P89">Deploying NodeJs to Heroku</text:p>
        </text:list-item>
        <text:list-item>
          <text:p text:style-name="P89">New Features Development workflow</text:p>
        </text:list-item>
        <text:list-item>
          <text:p text:style-name="P89">Avoiding global modules</text:p>
        </text:list-item>
      </text:list>
      <text:p text:style-name="P46"><text:span text:style-name="T12">Today’s </text:span><text:span text:style-name="T13">Update</text:span><text:span text:style-name="T12"> (29/03/2022)</text:span></text:p>
      <text:list xml:id="list94251711775926" text:continue-numbering="true" text:style-name="L19">
        <text:list-item>
          <text:p text:style-name="P88"><text:span text:style-name="T27">Completed </text:span>Query String, Building a JSON HTTP Endpoint, Default Functions Parameter, Browser HTTP request with Fetch, Creating a search form,Wiring up the user Interface, <text:span text:style-name="T28">Joining Heroku and GitHub, Version control with git, Exporing &amp; Integrating GIT</text:span></text:p>
        </text:list-item>
        <text:list-item>
          <text:p text:style-name="P90"><text:span text:style-name="T27">Completed </text:span>Setting up SSH Keys, Pushing code to Github, Deploying NodeJs to Heroku, New Features Development workflow, Avoiding global modules</text:p>
        </text:list-item>
      </text:list>
      <text:p text:style-name="P15">Tomorrows’s Plan (30/03/2022)</text:p>
      <text:list xml:id="list1795163338" text:style-name="L20">
        <text:list-item>
          <text:p text:style-name="P91">Continue learning further topics</text:p>
        </text:list-item>
      </text:list>
      <text:p text:style-name="P16">Blocker</text:p>
      <text:list xml:id="list3127908658" text:style-name="L21">
        <text:list-item>
          <text:p text:style-name="P92"><draw:line text:anchor-type="paragraph" draw:z-index="5" draw:name="Shape6" draw:style-name="gr2" draw:text-style-name="P123" svg:x1="-0.349cm" svg:y1="0.559cm" svg:x2="18.025cm" svg:y2="0.309cm"><text:p/></draw:line>None</text:p>
        </text:list-item>
      </text:list>
      <text:p text:style-name="P41"/>
      <text:p text:style-name="P17">Today’s Plan (30/03/2022)</text:p>
      <text:list xml:id="list3844358503" text:style-name="L22">
        <text:list-item>
          <text:p text:style-name="P93">Mongo Db &amp; NoSQL Databases</text:p>
        </text:list-item>
        <text:list-item>
          <text:p text:style-name="P93">Installing MongoDb</text:p>
        </text:list-item>
        <text:list-item>
          <text:p text:style-name="P93">Database GUI Viewer</text:p>
        </text:list-item>
        <text:list-item>
          <text:p text:style-name="P93">Connecting and inserting documents</text:p>
        </text:list-item>
        <text:list-item>
          <text:p text:style-name="P93">Object ID</text:p>
        </text:list-item>
        <text:list-item>
          <text:p text:style-name="P93">Querying documents</text:p>
        </text:list-item>
        <text:list-item>
          <text:p text:style-name="P93">Promises</text:p>
        </text:list-item>
        <text:list-item>
          <text:p text:style-name="P93">Updating &amp; deleting documents</text:p>
        </text:list-item>
        <text:list-item>
          <text:p text:style-name="P93">Setting up Mongoose</text:p>
        </text:list-item>
        <text:list-item>
          <text:p text:style-name="P93">Creating a Mongoose Model</text:p>
        </text:list-item>
      </text:list>
      <text:p text:style-name="P18">Today’s <text:span text:style-name="T29">Update</text:span> (30/03/2022)</text:p>
      <text:list xml:id="list94251413907346" text:continue-numbering="true" text:style-name="L22">
        <text:list-item>
          <text:p text:style-name="P94"><text:span text:style-name="T29">Completed </text:span>Mongo Db &amp; NoSQL Databases, Installing MongoDb</text:p>
        </text:list-item>
        <text:list-item>
          <text:p text:style-name="P94"><text:span text:style-name="T29">Completed </text:span>Database GUI Viewer, Connecting and inserting documents</text:p>
        </text:list-item>
        <text:list-item>
          <text:p text:style-name="P94"><text:span text:style-name="T29">Completed </text:span>Object ID, Querying documents, Promises, Updating &amp; deleting documents</text:p>
        </text:list-item>
        <text:list-item>
          <text:p text:style-name="P94"><text:span text:style-name="T29">Completed </text:span>Setting up Mongoose, Creating a Mongoose Model</text:p>
        </text:list-item>
      </text:list>
      <text:p text:style-name="P19">Tomorrow’s Plan (31/03/2022)</text:p>
      <text:list xml:id="list2374200401" text:style-name="L23">
        <text:list-item>
          <text:p text:style-name="P95">Continue learning Node.JS</text:p>
        </text:list-item>
      </text:list>
      <text:p text:style-name="P19"><text:soft-page-break/>Blocker</text:p>
      <text:list xml:id="list2850257826" text:style-name="L24">
        <text:list-item>
          <text:p text:style-name="P96">None</text:p>
          <text:p text:style-name="P96"><draw:line text:anchor-type="paragraph" draw:z-index="6" draw:name="Shape7" draw:style-name="gr2" draw:text-style-name="P123" svg:x1="-0.967cm" svg:y1="0.109cm" svg:x2="18.76cm" svg:y2="0.021cm"><text:p/></draw:line></text:p>
        </text:list-item>
      </text:list>
      <text:p text:style-name="P20">Today’s Task (31/03/2022)</text:p>
      <text:list xml:id="list489589155" text:style-name="L25">
        <text:list-item>
          <text:p text:style-name="P97">Data Validation &amp; Sanitization</text:p>
        </text:list-item>
        <text:list-item>
          <text:p text:style-name="P97">Structuring a REST API</text:p>
        </text:list-item>
        <text:list-item>
          <text:p text:style-name="P97">Installaing a Postman</text:p>
        </text:list-item>
        <text:list-item>
          <text:p text:style-name="P97">Resource creation endpoints</text:p>
        </text:list-item>
        <text:list-item>
          <text:p text:style-name="P97">Resource reading endpoints</text:p>
        </text:list-item>
        <text:list-item>
          <text:p text:style-name="P97">Promise Chaining</text:p>
        </text:list-item>
        <text:list-item>
          <text:p text:style-name="P97">Review Session with Mentor</text:p>
        </text:list-item>
      </text:list>
      <text:p text:style-name="P35">Today’s Update (31/03/2022)</text:p>
      <text:list xml:id="list1781387759" text:style-name="L26">
        <text:list-item>
          <text:p text:style-name="P98"><text:span text:style-name="T31">Completed </text:span>Data Validation &amp; Sanitization</text:p>
        </text:list-item>
        <text:list-item>
          <text:p text:style-name="P98"><text:span text:style-name="T32">Completed </text:span>Structuring a REST API</text:p>
        </text:list-item>
        <text:list-item>
          <text:p text:style-name="P98"><text:span text:style-name="T33">Completed </text:span>Installaing a Postman</text:p>
        </text:list-item>
        <text:list-item>
          <text:p text:style-name="P98"><text:span text:style-name="T34">Completed </text:span>Resource creation endpoints</text:p>
        </text:list-item>
        <text:list-item>
          <text:p text:style-name="P98"><text:span text:style-name="T34">Completed </text:span>Resource reading endpoints</text:p>
        </text:list-item>
        <text:list-item>
          <text:p text:style-name="P98"><text:span text:style-name="T35">Completed </text:span>Promise Chaining <text:span text:style-name="T30">&amp; its challenge</text:span></text:p>
        </text:list-item>
      </text:list>
      <text:p text:style-name="P21">Tomorrow’s Plan</text:p>
      <text:list xml:id="list1591926630" text:style-name="L27">
        <text:list-item>
          <text:p text:style-name="P99">Co<text:span text:style-name="T36">n</text:span>t<text:span text:style-name="T36">i</text:span>nue learning further topics</text:p>
        </text:list-item>
      </text:list>
      <text:p text:style-name="P21">Blocker</text:p>
      <text:list xml:id="list1190298991" text:style-name="L28">
        <text:list-item>
          <text:p text:style-name="P100">None</text:p>
        </text:list-item>
      </text:list>
      <text:p text:style-name="P42"><draw:line text:anchor-type="paragraph" draw:z-index="7" draw:name="Shape8_1" draw:style-name="gr2" draw:text-style-name="P123" svg:x1="15.573cm" svg:y1="0.541cm" svg:x2="34.006cm" svg:y2="0.497cm"><text:p/></draw:line></text:p>
      <text:p text:style-name="P42"/>
      <text:p text:style-name="P22">Today’s Plan (01/04/2022)</text:p>
      <text:list xml:id="list1174242841" text:style-name="L29">
        <text:list-item>
          <text:p text:style-name="P101">Async/Await</text:p>
        </text:list-item>
        <text:list-item>
          <text:p text:style-name="P101">Resource updating endpoints</text:p>
        </text:list-item>
        <text:list-item>
          <text:p text:style-name="P101">Resource deleting endpoints</text:p>
        </text:list-item>
        <text:list-item>
          <text:p text:style-name="P101">Separate route files</text:p>
        </text:list-item>
        <text:list-item>
          <text:p text:style-name="P101">Securely storing passsword</text:p>
        </text:list-item>
        <text:list-item>
          <text:p text:style-name="P101">Logging in Users</text:p>
        </text:list-item>
        <text:list-item>
          <text:p text:style-name="P101">JSON Web Tokens</text:p>
        </text:list-item>
        <text:list-item>
          <text:p text:style-name="P101">Generating authentication tokens</text:p>
        </text:list-item>
        <text:list-item>
          <text:p text:style-name="P101">Express middlewares</text:p>
        </text:list-item>
        <text:list-item>
          <text:p text:style-name="P101">Accepting Authentication tokens</text:p>
        </text:list-item>
        <text:list-item>
          <text:p text:style-name="P101">Advanced PostMan</text:p>
        </text:list-item>
      </text:list>
      <text:p text:style-name="P47"><text:span text:style-name="T14">Today’s </text:span><text:span text:style-name="T15">Update</text:span><text:span text:style-name="T14"> (01/04/2022)</text:span></text:p>
      <text:list xml:id="list94251014856071" text:continue-numbering="true" text:style-name="L29">
        <text:list-item>
          <text:p text:style-name="P102"><text:span text:style-name="T37">Completed </text:span>Async/Await, Resource updating endpoints</text:p>
        </text:list-item>
        <text:list-item>
          <text:p text:style-name="P103"><text:span text:style-name="T37">Completed </text:span>Resource deleting endpoints, Separate route files</text:p>
        </text:list-item>
        <text:list-item>
          <text:p text:style-name="P103"><text:span text:style-name="T37">Completed </text:span>Securely storing passsword, Logging in Users</text:p>
        </text:list-item>
        <text:list-item>
          <text:p text:style-name="P103"><text:span text:style-name="T37">Completed </text:span>JSON Web Tokens, Generating authentication tokens</text:p>
        </text:list-item>
        <text:list-item>
          <text:p text:style-name="P103"><text:span text:style-name="T37">Completed </text:span>Express middlewares, Accepting Authentication tokens</text:p>
        </text:list-item>
      </text:list>
      <text:p text:style-name="P23">Monday’s Plan (4/4/2022)</text:p>
      <text:list xml:id="list2159371850" text:style-name="L30">
        <text:list-item>
          <text:p text:style-name="P105">Starting Project</text:p>
        </text:list-item>
      </text:list>
      <text:p text:style-name="P23">Blocker</text:p>
      <text:list xml:id="list4204966402" text:style-name="L31">
        <text:list-item>
          <text:p text:style-name="P106">None</text:p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24"><text:soft-page-break/>Today’s Plan (04/04/2022)</text:p>
      <text:list xml:id="list1392748620" text:style-name="L32">
        <text:list-item>
          <text:p text:style-name="P107">Advanced Postman</text:p>
        </text:list-item>
        <text:list-item>
          <text:p text:style-name="P107">Logging out</text:p>
        </text:list-item>
        <text:list-item>
          <text:p text:style-name="P107">Hiding private Data</text:p>
        </text:list-item>
        <text:list-item>
          <text:p text:style-name="P107">Authenticating user endpoint</text:p>
        </text:list-item>
        <text:list-item>
          <text:p text:style-name="P107">User/task Relationship</text:p>
        </text:list-item>
        <text:list-item>
          <text:p text:style-name="P107">Authenticating task endpoint</text:p>
        </text:list-item>
        <text:list-item>
          <text:p text:style-name="P107">cascade delete tasks</text:p>
        </text:list-item>
      </text:list>
      <text:p text:style-name="P44"/>
      <text:p text:style-name="P48"><text:span text:style-name="T16">Today’s </text:span><text:span text:style-name="T17">Update</text:span><text:span text:style-name="T16"> (04/04/2022)</text:span></text:p>
      <text:list xml:id="list94252430213000" text:continue-numbering="true" text:style-name="L32">
        <text:list-item>
          <text:p text:style-name="P108"><text:span text:style-name="T38">Completed </text:span>Advanced Postman</text:p>
        </text:list-item>
        <text:list-item>
          <text:p text:style-name="P109"><text:span text:style-name="T38">Completed</text:span>Logging out</text:p>
        </text:list-item>
        <text:list-item>
          <text:p text:style-name="P109"><text:span text:style-name="T38">Completed</text:span>Hiding private Data</text:p>
        </text:list-item>
        <text:list-item>
          <text:p text:style-name="P109"><text:span text:style-name="T38">Completed </text:span>Authenticating user endpoint, User/task Relationship, Authenticating task endpoint, cascade delete tasks</text:p>
        </text:list-item>
      </text:list>
      <text:p text:style-name="P25">Tomorrow’s Plan (04/04/2022)</text:p>
      <text:list xml:id="list2047980383" text:style-name="L33">
        <text:list-item>
          <text:p text:style-name="P110">Continue learning further topics and project work</text:p>
        </text:list-item>
      </text:list>
      <text:p text:style-name="P25">Blocker</text:p>
      <text:list xml:id="list4245382546" text:style-name="L34">
        <text:list-item>
          <text:p text:style-name="P111">None</text:p>
        </text:list-item>
      </text:list>
      <text:list xml:id="list484182753" text:style-name="L35">
        <text:list-header>
          <text:p text:style-name="P104"><draw:line text:anchor-type="paragraph" draw:z-index="8" draw:name="Shape9" draw:style-name="gr2" draw:text-style-name="P123" svg:x1="-0.113cm" svg:y1="0.169cm" svg:x2="18.408cm" svg:y2="0.053cm"><text:p/></draw:line></text:p>
        </text:list-header>
      </text:list>
      <text:p text:style-name="P26">Today’s Plan (05/04/2022)</text:p>
      <text:list xml:id="list642270826" text:style-name="L36">
        <text:list-item>
          <text:p text:style-name="P112">Working with TimeStamps, Filtering data</text:p>
        </text:list-item>
        <text:list-item>
          <text:p text:style-name="P112">Paginating data</text:p>
        </text:list-item>
        <text:list-item>
          <text:p text:style-name="P112">Sorting data</text:p>
        </text:list-item>
        <text:list-item>
          <text:p text:style-name="P112">Adding support for file uploads</text:p>
        </text:list-item>
        <text:list-item>
          <text:p text:style-name="P112">Validating file upload &amp; challenge</text:p>
        </text:list-item>
        <text:list-item>
          <text:p text:style-name="P114">Handling express error</text:p>
        </text:list-item>
        <text:list-item>
          <text:p text:style-name="P114">Adding image to user profile</text:p>
        </text:list-item>
        <text:list-item>
          <text:p text:style-name="P114">Serving up files</text:p>
        </text:list-item>
        <text:list-item>
          <text:p text:style-name="P114">Auto cropping and image formatting</text:p>
          <text:p text:style-name="P114"/>
        </text:list-item>
      </text:list>
      <text:p text:style-name="P49"><text:span text:style-name="T18">Today’s </text:span><text:span text:style-name="T19">Update</text:span><text:span text:style-name="T18"> (05/04/2022)</text:span></text:p>
      <text:list xml:id="list94251811308215" text:continue-numbering="true" text:style-name="L36">
        <text:list-item>
          <text:p text:style-name="P113"><text:span text:style-name="T39">Completed </text:span>Working with TimeStamps, Filtering data, Paginating data, Sorting data</text:p>
        </text:list-item>
        <text:list-item>
          <text:p text:style-name="P113"><text:span text:style-name="T40">Completed </text:span>Adding support for file uploads, Validating file upload &amp; challenge</text:p>
        </text:list-item>
        <text:list-item>
          <text:p text:style-name="P115"><text:span text:style-name="T40">Completed </text:span>Handling express error, Adding image to user profile</text:p>
        </text:list-item>
        <text:list-item>
          <text:p text:style-name="P115"><text:span text:style-name="T40">Completed </text:span>Serving up files, Auto cropping and image formatting</text:p>
        </text:list-item>
      </text:list>
      <text:p text:style-name="P27">Tomorrow’s Plan (06/04/2022)</text:p>
      <text:list xml:id="list580096297" text:style-name="L37">
        <text:list-item>
          <text:p text:style-name="P116">Continue learning further topics</text:p>
        </text:list-item>
      </text:list>
      <text:p text:style-name="P28">Blocker</text:p>
      <text:list xml:id="list1263587939" text:style-name="L38">
        <text:list-item>
          <text:p text:style-name="P117">None</text:p>
        </text:list-item>
      </text:list>
      <text:p text:style-name="P118"><draw:line text:anchor-type="paragraph" draw:z-index="9" draw:name="Shape10" draw:style-name="gr1" draw:text-style-name="P123" svg:x1="-0.041cm" svg:y1="0.346cm" svg:x2="18.612cm" svg:y2="0.434cm"><text:p/></draw:line></text:p>
      <text:p text:style-name="P71">Today’s Plan (06/04/2022)</text:p>
      <text:list xml:id="list3234339357" text:style-name="L39">
        <text:list-item>
          <text:p text:style-name="P119">Exploring Sendgrid</text:p>
        </text:list-item>
        <text:list-item>
          <text:p text:style-name="P119">Sending Welcome &amp; Cancellation emails</text:p>
        </text:list-item>
        <text:list-item>
          <text:p text:style-name="P119">Environment variables</text:p>
        </text:list-item>
        <text:list-item>
          <text:p text:style-name="P119">Creating a production mongodb database</text:p>
        </text:list-item>
        <text:list-item>
          <text:p text:style-name="P119">heroku Deployment</text:p>
        </text:list-item>
        <text:list-item>
          <text:p text:style-name="P120">Jest Testing Framework</text:p>
        </text:list-item>
        <text:list-item>
          <text:p text:style-name="P120">Writing tests and assertions</text:p>
          <text:p text:style-name="P1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4-06T09:42:49.816142814</dc:date>
    <meta:editing-duration>PT18H2M31S</meta:editing-duration>
    <meta:editing-cycles>122</meta:editing-cycles>
    <meta:generator>LibreOffice/6.4.7.2$Linux_X86_64 LibreOffice_project/40$Build-2</meta:generator>
    <meta:document-statistic meta:table-count="0" meta:image-count="0" meta:object-count="0" meta:page-count="6" meta:paragraph-count="279" meta:word-count="1274" meta:character-count="7854" meta:non-whitespace-character-count="7037"/>
  </office:meta>
</office:document-meta>
</file>